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phereDeploymentTool.setUse35( boolean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setEJBdtd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getClassLoaderFromJar( File classj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sphereDeploymentTool.process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sphereDeploymentTool.writeJar( String baseName , File jarFile , Hashtable files , String public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sphereDeploymentTool.setTempdir( String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isRebuildRequired( File genericJarFile , File websphereJarFile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9">
            <text:p text:style-name="Table_20_Contents">139</text:p>
          </table:table-cell>
        </table:table-row>
        <table:table-row>
          <table:table-cell office:value-type="string">
            <text:p text:style-name="Table_20_Contents">WebsphereDeploymentTool.getVendorOutputJarFil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setWASClasspath( Path was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setNewCMP( boolean newC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setDbvendor( String dbvend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addVendorFiles( Hashtable ejbFiles , String base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WebsphereDeploymentTool.setDbschema( String db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getOption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WebsphereDeploymentTool.setRebuild( boolean rebu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setNovalidate( boolean no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setDbname( String db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getDescriptorHandler( File src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sphereDeploymentTool.setNoinform( boolean noin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validateConfigur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sphereDeploymentTool.getWebsphereDescriptorHandler( final File src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sphereDeploymentTool.setOldCMP( boolean oldC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buildWebsphereJar( File sourceJar , File destJa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WebsphereDeploymentTool.setTrace( boolean 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setEjbdeploy( boolean ejbdeplo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setCodegen( boolean code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setSuffix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setKeepgeneric( boolean i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setNowarn( boolean nowa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createWAS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phereDeploymentTool.setRmicoptions( String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hereDeploymentTool.setQuiet( boolean qui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